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141.76062992125983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OL-1" style:family="table-column"/>
    <style:style style:name="AROW-1" style:family="table-row">
      <style:table-row-properties style:row-height="13.5pt" style:use-optimal-row-height="true"/>
    </style:style>
    <style:style style:name="AROW-2" style:family="table-row">
      <style:table-row-properties style:row-height="12.81259842519685pt" style:use-optimal-row-height="true"/>
    </style:style>
    <style:style style:name="AROW-3" style:family="table-row">
      <style:table-row-properties style:row-height="24.20787401574803pt" style:use-optimal-row-height="true"/>
    </style:style>
    <style:style style:name="AROW-4" style:family="table-row">
      <style:table-row-properties style:row-height="12.840944881889765pt" style:use-optimal-row-height="true"/>
    </style:style>
    <style:style style:name="AROW-5"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2006.amta" table:style-name="ta-0" table:print="true">
        <office:forms form:automatic-focus="false" form:apply-design-mode="false">
          <form:form/>
        </office:forms>
        <table:table-column table:style-name="ACOL-0" table:number-columns-repeated="8"/>
        <table:table-column table:style-name="ACOL-0" table:number-columns-repeated="1016"/>
        <table:table-row table:style-name="AROW-1">
          <table:table-cell table:style-name="Gnumeric-default" office:value-type="string">
            <text:p>Title</text:p>
          </table:table-cell>
          <table:table-cell table:style-name="Gnumeric-default" office:value-type="string">
            <text:p>Authors</text:p>
          </table:table-cell>
          <table:table-cell table:style-name="Gnumeric-default" office:value-type="string">
            <text:p>Pdf</text:p>
          </table:table-cell>
          <table:table-cell table:style-name="Gnumeric-default" office:value-type="string">
            <text:p>Presentation</text:p>
          </table:table-cell>
          <table:table-cell table:style-name="Gnumeric-default" office:value-type="string">
            <text:p>Pages</text:p>
          </table:table-cell>
          <table:table-cell table:style-name="Gnumeric-default" office:value-type="string">
            <text:p>Volume_Name</text:p>
          </table:table-cell>
          <table:table-cell table:style-name="Gnumeric-default" office:value-type="string">
            <text:p>Notes</text:p>
          </table:table-cell>
          <table:table-cell table:number-columns-repeated="1017" table:style-name="Gnumeric-default"/>
        </table:table-row>
        <table:table-row table:style-name="AROW-2">
          <table:table-cell table:style-name="Gnumeric-default" office:value-type="string">
            <text:p>Preface</text:p>
          </table:table-cell>
          <table:table-cell table:style-name="Gnumeric-default"/>
          <table:table-cell table:style-name="Gnumeric-default" office:value-type="string">
            <text:p>http://www.mt-archive.info/05/AMTA-2006-preface.pdf</text:p>
          </table:table-cell>
          <table:table-cell table:number-columns-repeated="1021" table:style-name="Gnumeric-default"/>
        </table:table-row>
        <table:table-row table:style-name="AROW-2">
          <table:table-cell table:style-name="ACE-1" office:value-type="string">
            <text:p>Preface</text:p>
          </table:table-cell>
          <table:table-cell table:style-name="Gnumeric-default"/>
          <table:table-cell table:style-name="Gnumeric-default" office:value-type="string">
            <text:p>http://www.mt-archive.info/05/AMTA-2006-preface.pdf</text:p>
          </table:table-cell>
          <table:table-cell table:number-columns-repeated="1021" table:style-name="Gnumeric-default"/>
        </table:table-row>
        <table:table-row table:style-name="AROW-2">
          <table:table-cell table:style-name="Gnumeric-default" office:value-type="string">
            <text:p>Conference Organizers</text:p>
          </table:table-cell>
          <table:table-cell table:style-name="Gnumeric-default"/>
          <table:table-cell table:style-name="Gnumeric-default" office:value-type="string">
            <text:p>http://www.mt-archive.info/05/AMTA-2006-organizers.pdf</text:p>
          </table:table-cell>
          <table:table-cell table:number-columns-repeated="1021" table:style-name="Gnumeric-default"/>
        </table:table-row>
        <table:table-row table:style-name="AROW-2">
          <table:table-cell table:style-name="Gnumeric-default" office:value-type="string">
            <text:p>Program Committee -- Reviewers</text:p>
          </table:table-cell>
          <table:table-cell table:style-name="Gnumeric-default"/>
          <table:table-cell table:style-name="Gnumeric-default" office:value-type="string">
            <text:p>http://www.mt-archive.info/05/AMTA-2006-reviewers.pdf</text:p>
          </table:table-cell>
          <table:table-cell table:number-columns-repeated="1021" table:style-name="Gnumeric-default"/>
        </table:table-row>
        <table:table-row table:style-name="AROW-1">
          <table:table-cell table:style-name="Gnumeric-default" office:value-type="string">
            <text:p>Guarani: A Case Study in Resource Development for Quick Ramp-Up MT</text:p>
          </table:table-cell>
          <table:table-cell table:style-name="Gnumeric-default" office:value-type="string">
            <text:p>Ahmed Abdelali and James Cowie and Steve Helmreich and Wanying Jin and Maria Pilar Milagros and Bill Ogden and Mansouri Rad and Ron Zacharski</text:p>
          </table:table-cell>
          <table:table-cell table:style-name="Gnumeric-default" office:value-type="string">
            <text:p>http://www.mt-archive.info/05/AMTA-2006-Abdelali.pdf</text:p>
          </table:table-cell>
          <table:table-cell table:style-name="Gnumeric-default"/>
          <table:table-cell table:style-name="Gnumeric-default" office:value-type="string">
            <text:p>pp. 1-9</text:p>
          </table:table-cell>
          <table:table-cell table:number-columns-repeated="1019" table:style-name="Gnumeric-default"/>
        </table:table-row>
        <table:table-row table:style-name="AROW-1">
          <table:table-cell table:style-name="Gnumeric-default" office:value-type="string">
            <text:p>Constraining the Phrase-Based, Joint Probability Statistical Translation Model</text:p>
          </table:table-cell>
          <table:table-cell table:style-name="Gnumeric-default" office:value-type="string">
            <text:p>Alexandra Birch and Chris Callison-Burch and Miles Osborne</text:p>
          </table:table-cell>
          <table:table-cell table:style-name="Gnumeric-default" office:value-type="string">
            <text:p>http://www.mt-archive.info/05/AMTA-2006-Birch.pdf</text:p>
          </table:table-cell>
          <table:table-cell table:style-name="Gnumeric-default"/>
          <table:table-cell table:style-name="Gnumeric-default" office:value-type="string">
            <text:p>pp. 10-18</text:p>
          </table:table-cell>
          <table:table-cell table:number-columns-repeated="1019" table:style-name="Gnumeric-default"/>
        </table:table-row>
        <table:table-row table:style-name="AROW-1">
          <table:table-cell table:style-name="Gnumeric-default" office:value-type="string">
            <text:p>Context-Based Machine Translation</text:p>
          </table:table-cell>
          <table:table-cell table:style-name="Gnumeric-default" office:value-type="string">
            <text:p>Jaime Carbonell and Steve Klein and David Miller and Mike Steinbaum and Tomer Grassiany and Jochen Frei</text:p>
          </table:table-cell>
          <table:table-cell table:style-name="Gnumeric-default" office:value-type="string">
            <text:p>http://www.mt-archive.info/05/AMTA-2006-Carbonell.pdf</text:p>
          </table:table-cell>
          <table:table-cell table:style-name="Gnumeric-default"/>
          <table:table-cell table:style-name="Gnumeric-default" office:value-type="string">
            <text:p>pp. 19-28</text:p>
          </table:table-cell>
          <table:table-cell table:number-columns-repeated="1019" table:style-name="Gnumeric-default"/>
        </table:table-row>
        <table:table-row table:style-name="AROW-1">
          <table:table-cell table:style-name="Gnumeric-default" office:value-type="string">
            <text:p>Integration of POStag-based Source Reordering into SMT Decoding by an Extended Search Graph</text:p>
          </table:table-cell>
          <table:table-cell table:style-name="Gnumeric-default" office:value-type="string">
            <text:p>Josep M.Crego and José B.Mariño</text:p>
          </table:table-cell>
          <table:table-cell table:style-name="Gnumeric-default" office:value-type="string">
            <text:p>http://www.mt-archive.info/05/AMTA-2006-Crego.pdf</text:p>
          </table:table-cell>
          <table:table-cell table:style-name="Gnumeric-default"/>
          <table:table-cell table:style-name="Gnumeric-default" office:value-type="string">
            <text:p>pp. 29-36</text:p>
          </table:table-cell>
          <table:table-cell table:number-columns-repeated="1019" table:style-name="Gnumeric-default"/>
        </table:table-row>
        <table:table-row table:style-name="AROW-1">
          <table:table-cell table:style-name="Gnumeric-default" office:value-type="string">
            <text:p>Better Learning and Decoding for Syntax Based SMT Using PSDIG</text:p>
          </table:table-cell>
          <table:table-cell table:style-name="Gnumeric-default" office:value-type="string">
            <text:p>Yuan Ding and Martha Palmer</text:p>
          </table:table-cell>
          <table:table-cell table:style-name="Gnumeric-default" office:value-type="string">
            <text:p>http://www.mt-archive.info/05/AMTA-2006-Ding.pdf</text:p>
          </table:table-cell>
          <table:table-cell table:style-name="Gnumeric-default"/>
          <table:table-cell table:style-name="Gnumeric-default" office:value-type="string">
            <text:p>pp.37-45</text:p>
          </table:table-cell>
          <table:table-cell table:number-columns-repeated="1019" table:style-name="Gnumeric-default"/>
        </table:table-row>
        <table:table-row table:style-name="AROW-1">
          <table:table-cell table:style-name="ACE-1" office:value-type="string">
            <text:p>The Added Value of Free Online MT Services</text:p>
          </table:table-cell>
          <table:table-cell table:style-name="Gnumeric-default" office:value-type="string">
            <text:p>Federico Gaspari</text:p>
          </table:table-cell>
          <table:table-cell table:style-name="Gnumeric-default" office:value-type="string">
            <text:p>http://www.mt-archive.info/05/AMTA-2006-Gaspari.pdf</text:p>
          </table:table-cell>
          <table:table-cell table:style-name="Gnumeric-default"/>
          <table:table-cell table:style-name="Gnumeric-default" office:value-type="string">
            <text:p>pp.46-55</text:p>
          </table:table-cell>
          <table:table-cell table:number-columns-repeated="1019" table:style-name="Gnumeric-default"/>
        </table:table-row>
        <table:table-row table:style-name="AROW-1">
          <table:table-cell table:style-name="Gnumeric-default" office:value-type="string">
            <text:p>Challenges in Building an Arabic-English GHMT System with SMT Components</text:p>
          </table:table-cell>
          <table:table-cell table:style-name="Gnumeric-default" office:value-type="string">
            <text:p>Nizar Habash and Bonnie Dorr and Christof Monz</text:p>
          </table:table-cell>
          <table:table-cell table:style-name="Gnumeric-default" office:value-type="string">
            <text:p>http://www.mt-archive.info/05/AMTA-2006-Habash.pdf</text:p>
          </table:table-cell>
          <table:table-cell table:style-name="Gnumeric-default"/>
          <table:table-cell table:style-name="Gnumeric-default" office:value-type="string">
            <text:p>pp. 56-65</text:p>
          </table:table-cell>
          <table:table-cell table:number-columns-repeated="1019" table:style-name="Gnumeric-default"/>
        </table:table-row>
        <table:table-row table:style-name="AROW-1">
          <table:table-cell table:style-name="Gnumeric-default" office:value-type="string">
            <text:p>Statistical Syntax-Directed Translation with Extended Domain of Locality</text:p>
          </table:table-cell>
          <table:table-cell table:style-name="Gnumeric-default" office:value-type="string">
            <text:p>Liang Huang and Kevin Knight and Aravind Joshi</text:p>
          </table:table-cell>
          <table:table-cell table:style-name="Gnumeric-default" office:value-type="string">
            <text:p>http://www.mt-archive.info/05/AMTA-2006-Huang.pdf</text:p>
          </table:table-cell>
          <table:table-cell table:style-name="Gnumeric-default"/>
          <table:table-cell table:style-name="Gnumeric-default" office:value-type="string">
            <text:p>pp. 66-73</text:p>
          </table:table-cell>
          <table:table-cell table:number-columns-repeated="1019" table:style-name="Gnumeric-default"/>
        </table:table-row>
        <table:table-row table:style-name="AROW-1">
          <table:table-cell table:style-name="Gnumeric-default" office:value-type="string">
            <text:p>Corpus Variations for Translation Lexicon Induction</text:p>
          </table:table-cell>
          <table:table-cell table:style-name="Gnumeric-default" office:value-type="string">
            <text:p>Rebecca Hwa and Carol Nichols and Khalil Sima'an</text:p>
          </table:table-cell>
          <table:table-cell table:style-name="Gnumeric-default" office:value-type="string">
            <text:p>http://www.mt-archive.info/05/AMTA-2006-Hwa.pdf</text:p>
          </table:table-cell>
          <table:table-cell table:style-name="Gnumeric-default"/>
          <table:table-cell table:style-name="Gnumeric-default" office:value-type="string">
            <text:p>pp. 74-81</text:p>
          </table:table-cell>
          <table:table-cell table:number-columns-repeated="1019" table:style-name="Gnumeric-default"/>
        </table:table-row>
        <table:table-row table:style-name="AROW-1">
          <table:table-cell table:style-name="Gnumeric-default" office:value-type="string">
            <text:p>Toward an Interagency Language Roundtable Based Assessment of Speech-to-Speech Translation Capabilities</text:p>
          </table:table-cell>
          <table:table-cell table:style-name="Gnumeric-default" office:value-type="string">
            <text:p>Douglas Jones and Timothy Anderson and Sabine Atwell and Brian Delaney and James Dirgin and Michael Emots and Neil Granoein and Martha Herzog and Timothy Hunter and Sargon Jabri and Wade Shen and Jurgen Sottung</text:p>
          </table:table-cell>
          <table:table-cell table:style-name="Gnumeric-default" office:value-type="string">
            <text:p>http://www.mt-archive.info/05/AMTA-2006-Jones.pdf</text:p>
          </table:table-cell>
          <table:table-cell table:style-name="Gnumeric-default"/>
          <table:table-cell table:style-name="Gnumeric-default" office:value-type="string">
            <text:p>pp. 82-89</text:p>
          </table:table-cell>
          <table:table-cell table:number-columns-repeated="1019" table:style-name="Gnumeric-default"/>
        </table:table-row>
        <table:table-row table:style-name="AROW-1">
          <table:table-cell table:style-name="Gnumeric-default" office:value-type="string">
            <text:p>Word-Based Alignment, Phrase-Based Translation: What's the Link?</text:p>
          </table:table-cell>
          <table:table-cell table:style-name="Gnumeric-default" office:value-type="string">
            <text:p>Adam Lopez and Philip Resnik</text:p>
          </table:table-cell>
          <table:table-cell table:style-name="Gnumeric-default" office:value-type="string">
            <text:p>http://www.mt-archive.info/05/AMTA-2006-Lopez.pdf</text:p>
          </table:table-cell>
          <table:table-cell table:style-name="Gnumeric-default"/>
          <table:table-cell table:style-name="Gnumeric-default" office:value-type="string">
            <text:p>pp. 90-99</text:p>
          </table:table-cell>
          <table:table-cell table:number-columns-repeated="1019" table:style-name="Gnumeric-default"/>
        </table:table-row>
        <table:table-row table:style-name="AROW-1">
          <table:table-cell table:style-name="Gnumeric-default" office:value-type="string">
            <text:p>Translation of Multiword Expressions Using Parallel Suffix Arrays</text:p>
          </table:table-cell>
          <table:table-cell table:style-name="Gnumeric-default" office:value-type="string">
            <text:p>Paul McNamee and James Mayfield</text:p>
          </table:table-cell>
          <table:table-cell table:style-name="Gnumeric-default" office:value-type="string">
            <text:p>http://www.mt-archive.info/05/AMTA-2006-McNamee.pdf</text:p>
          </table:table-cell>
          <table:table-cell table:style-name="Gnumeric-default"/>
          <table:table-cell table:style-name="Gnumeric-default" office:value-type="string">
            <text:p>pp. 100-109</text:p>
          </table:table-cell>
          <table:table-cell table:number-columns-repeated="1019" table:style-name="Gnumeric-default"/>
        </table:table-row>
        <table:table-row table:style-name="AROW-1">
          <table:table-cell table:style-name="Gnumeric-default" office:value-type="string">
            <text:p>Multi-Engine Machine Translation by Recursive Sentence Decomposition</text:p>
          </table:table-cell>
          <table:table-cell table:style-name="Gnumeric-default" office:value-type="string">
            <text:p>Bart Mellebeek and Karolina Owczarzak and Josef Van Genabith and Andy Way</text:p>
          </table:table-cell>
          <table:table-cell table:style-name="Gnumeric-default" office:value-type="string">
            <text:p>http://www.mt-archive.info/05/AMTA-2006-Mellebeek.pdf</text:p>
          </table:table-cell>
          <table:table-cell table:style-name="Gnumeric-default"/>
          <table:table-cell table:style-name="Gnumeric-default" office:value-type="string">
            <text:p>pp. 110-118</text:p>
          </table:table-cell>
          <table:table-cell table:number-columns-repeated="1019" table:style-name="Gnumeric-default"/>
        </table:table-row>
        <table:table-row table:style-name="AROW-1">
          <table:table-cell table:style-name="ACE-1" office:value-type="string">
            <text:p>Toward Communicating Simple Sentences Using Pictorial Representations</text:p>
          </table:table-cell>
          <table:table-cell table:style-name="Gnumeric-default" office:value-type="string">
            <text:p>Rada Mihalcea and Ben Leong</text:p>
          </table:table-cell>
          <table:table-cell table:style-name="Gnumeric-default" office:value-type="string">
            <text:p>http://www.mt-archive.info/05/AMTA-2006-Mihalcea.pdf</text:p>
          </table:table-cell>
          <table:table-cell table:style-name="Gnumeric-default"/>
          <table:table-cell table:style-name="Gnumeric-default" office:value-type="string">
            <text:p>pp. 119-127</text:p>
          </table:table-cell>
          <table:table-cell table:number-columns-repeated="1019" table:style-name="Gnumeric-default"/>
        </table:table-row>
        <table:table-row table:style-name="AROW-1">
          <table:table-cell table:style-name="Gnumeric-default" office:value-type="string">
            <text:p>Induction of Probabilistic Synchronous Tree-Insertion Grammars for Machine Translation</text:p>
          </table:table-cell>
          <table:table-cell table:style-name="Gnumeric-default" office:value-type="string">
            <text:p>Rebecca Nesson and Stuart Shieber and Alexander Rush</text:p>
          </table:table-cell>
          <table:table-cell table:style-name="Gnumeric-default" office:value-type="string">
            <text:p>http://www.mt-archive.info/05/AMTA-2006-Nesson.pdf</text:p>
          </table:table-cell>
          <table:table-cell table:style-name="Gnumeric-default"/>
          <table:table-cell table:style-name="Gnumeric-default" office:value-type="string">
            <text:p>pp. 128-137</text:p>
          </table:table-cell>
          <table:table-cell table:number-columns-repeated="1019" table:style-name="Gnumeric-default"/>
        </table:table-row>
        <table:table-row table:style-name="AROW-1">
          <table:table-cell table:style-name="Gnumeric-default" office:value-type="string">
            <text:p>Improving Phrase-Based Statistical Machine Translation with Morpho-Syntactic Analysis and Transformation</text:p>
          </table:table-cell>
          <table:table-cell table:style-name="Gnumeric-default" office:value-type="string">
            <text:p>Thai Phuong Nguyen and Akira Shimazu</text:p>
          </table:table-cell>
          <table:table-cell table:style-name="Gnumeric-default" office:value-type="string">
            <text:p>http://www.mt-archive.info/05/AMTA-2006-Nguyen.pdf</text:p>
          </table:table-cell>
          <table:table-cell table:style-name="Gnumeric-default"/>
          <table:table-cell table:style-name="Gnumeric-default" office:value-type="string">
            <text:p>pp. 138-147</text:p>
          </table:table-cell>
          <table:table-cell table:number-columns-repeated="1019" table:style-name="Gnumeric-default"/>
        </table:table-row>
        <table:table-row table:style-name="AROW-1">
          <table:table-cell table:style-name="Gnumeric-default" office:value-type="string">
            <text:p>Wrapper Syntax for Example-based Machine Translation</text:p>
          </table:table-cell>
          <table:table-cell table:style-name="Gnumeric-default" office:value-type="string">
            <text:p>Karolina Owczarzak and Bart Mellebeek and Declan Groves and Josef Van Genabith and Andy Way</text:p>
          </table:table-cell>
          <table:table-cell table:style-name="Gnumeric-default" office:value-type="string">
            <text:p>http://www.mt-archive.info/05/AMTA-2006-Owczarzak.pdf</text:p>
          </table:table-cell>
          <table:table-cell table:style-name="Gnumeric-default"/>
          <table:table-cell table:style-name="Gnumeric-default" office:value-type="string">
            <text:p>pp. 148-155</text:p>
          </table:table-cell>
          <table:table-cell table:number-columns-repeated="1019" table:style-name="Gnumeric-default"/>
        </table:table-row>
        <table:table-row table:style-name="AROW-1">
          <table:table-cell table:style-name="Gnumeric-default" office:value-type="string">
            <text:p>Machine Translation for Languages Lacking Bitext via Multilingual Gloss Transduction</text:p>
          </table:table-cell>
          <table:table-cell table:style-name="Gnumeric-default" office:value-type="string">
            <text:p>Brock Pytlik and David Yarowsky</text:p>
          </table:table-cell>
          <table:table-cell table:style-name="Gnumeric-default" office:value-type="string">
            <text:p>http://www.mt-archive.info/05/AMTA-2006-Pytlik.pdf</text:p>
          </table:table-cell>
          <table:table-cell table:style-name="Gnumeric-default"/>
          <table:table-cell table:style-name="Gnumeric-default" office:value-type="string">
            <text:p>pp. 156-165</text:p>
          </table:table-cell>
          <table:table-cell table:number-columns-repeated="1019" table:style-name="Gnumeric-default"/>
        </table:table-row>
        <table:table-row table:style-name="AROW-1">
          <table:table-cell table:style-name="Gnumeric-default" office:value-type="string">
            <text:p>Direct Application of a Language Learner Test to MT Evaluation</text:p>
          </table:table-cell>
          <table:table-cell table:style-name="Gnumeric-default" office:value-type="string">
            <text:p>Florence Reeder</text:p>
          </table:table-cell>
          <table:table-cell table:style-name="Gnumeric-default" office:value-type="string">
            <text:p>http://www.mt-archive.info/05/AMTA-2006-Reeder-1.pdf</text:p>
          </table:table-cell>
          <table:table-cell table:style-name="Gnumeric-default"/>
          <table:table-cell table:style-name="Gnumeric-default" office:value-type="string">
            <text:p>pp. 166-175</text:p>
          </table:table-cell>
          <table:table-cell table:number-columns-repeated="1019" table:style-name="Gnumeric-default"/>
        </table:table-row>
        <table:table-row table:style-name="AROW-1">
          <table:table-cell table:style-name="Gnumeric-default" office:value-type="string">
            <text:p>Measuring MT Adequacy Using Latent Semantic Analysis</text:p>
          </table:table-cell>
          <table:table-cell table:style-name="Gnumeric-default" office:value-type="string">
            <text:p>Florence Reeder</text:p>
          </table:table-cell>
          <table:table-cell table:style-name="Gnumeric-default" office:value-type="string">
            <text:p>http://www.mt-archive.info/05/AMTA-2006-Reeder-2.pdf</text:p>
          </table:table-cell>
          <table:table-cell table:style-name="Gnumeric-default"/>
          <table:table-cell table:style-name="Gnumeric-default" office:value-type="string">
            <text:p>pp. 176-184</text:p>
          </table:table-cell>
          <table:table-cell table:number-columns-repeated="1019" table:style-name="Gnumeric-default"/>
        </table:table-row>
        <table:table-row table:style-name="AROW-1">
          <table:table-cell table:style-name="Gnumeric-default" office:value-type="string">
            <text:p>Minimally Supervised Morphological Segmentation with Applications to Machine Translation</text:p>
          </table:table-cell>
          <table:table-cell table:style-name="Gnumeric-default" office:value-type="string">
            <text:p>Jason Riesa and David Yarowsky</text:p>
          </table:table-cell>
          <table:table-cell table:style-name="Gnumeric-default" office:value-type="string">
            <text:p>http://www.mt-archive.info/05/AMTA-2006-Riesa.pdf</text:p>
          </table:table-cell>
          <table:table-cell table:style-name="Gnumeric-default"/>
          <table:table-cell table:style-name="Gnumeric-default" office:value-type="string">
            <text:p>pp. 185-192</text:p>
          </table:table-cell>
          <table:table-cell table:number-columns-repeated="1019" table:style-name="Gnumeric-default"/>
        </table:table-row>
        <table:table-row table:style-name="AROW-1">
          <table:table-cell table:style-name="Gnumeric-default" office:value-type="string">
            <text:p>Ambiguity Reduction for Machine Translation: Human-Computer Collaboration</text:p>
          </table:table-cell>
          <table:table-cell table:style-name="Gnumeric-default" office:value-type="string">
            <text:p>Marcus Sammer and Kobi Reiter and Stephen Soderland and Katrin Kirchhoff and Oren Etzioni</text:p>
          </table:table-cell>
          <table:table-cell table:style-name="Gnumeric-default" office:value-type="string">
            <text:p>http://www.mt-archive.info/05/AMTA-2006-Sammer.pdf</text:p>
          </table:table-cell>
          <table:table-cell table:style-name="Gnumeric-default"/>
          <table:table-cell table:style-name="Gnumeric-default" office:value-type="string">
            <text:p>pp. 193-202</text:p>
          </table:table-cell>
          <table:table-cell table:number-columns-repeated="1019" table:style-name="Gnumeric-default"/>
        </table:table-row>
        <table:table-row table:style-name="AROW-1">
          <table:table-cell table:style-name="Gnumeric-default" office:value-type="string">
            <text:p>Novel Probabilistic Finite-State Transducers for Cognate and Transliteration Modeling</text:p>
          </table:table-cell>
          <table:table-cell table:style-name="Gnumeric-default" office:value-type="string">
            <text:p>Charles Schafer</text:p>
          </table:table-cell>
          <table:table-cell table:style-name="Gnumeric-default" office:value-type="string">
            <text:p>http://www.mt-archive.info/05/AMTA-2006-Schafer.pdf</text:p>
          </table:table-cell>
          <table:table-cell table:style-name="Gnumeric-default"/>
          <table:table-cell table:style-name="Gnumeric-default" office:value-type="string">
            <text:p>pp. 203-212</text:p>
          </table:table-cell>
          <table:table-cell table:number-columns-repeated="1019" table:style-name="Gnumeric-default"/>
        </table:table-row>
        <table:table-row table:style-name="AROW-1">
          <table:table-cell table:style-name="Gnumeric-default" office:value-type="string">
            <text:p>Combining Linguistic and Statistical Methods for Bi-directional English Chinese Translation in the Flight Domain</text:p>
          </table:table-cell>
          <table:table-cell table:style-name="Gnumeric-default" office:value-type="string">
            <text:p>Stephanie Seneff and Chao Wang and John Lee</text:p>
          </table:table-cell>
          <table:table-cell table:style-name="Gnumeric-default" office:value-type="string">
            <text:p>http://www.mt-archive.info/05/AMTA-2006-Seneff.pdf</text:p>
          </table:table-cell>
          <table:table-cell table:style-name="Gnumeric-default"/>
          <table:table-cell table:style-name="Gnumeric-default" office:value-type="string">
            <text:p>pp. 213-222</text:p>
          </table:table-cell>
          <table:table-cell table:number-columns-repeated="1019" table:style-name="Gnumeric-default"/>
        </table:table-row>
        <table:table-row table:style-name="AROW-1">
          <table:table-cell table:style-name="Gnumeric-default" office:value-type="string">
            <text:p>A Study of Translation Edit Rate with Targeted Human Annotation</text:p>
          </table:table-cell>
          <table:table-cell table:style-name="Gnumeric-default" office:value-type="string">
            <text:p>Matthew Snover and Bonnie Dorr and Rich Schwartz and Linnea Micciulla and John Makhoul</text:p>
          </table:table-cell>
          <table:table-cell table:style-name="Gnumeric-default" office:value-type="string">
            <text:p>http://www.mt-archive.info/05/AMTA-2006-Snover.pdf</text:p>
          </table:table-cell>
          <table:table-cell table:style-name="Gnumeric-default"/>
          <table:table-cell table:style-name="Gnumeric-default" office:value-type="string">
            <text:p>pp. 223-231</text:p>
          </table:table-cell>
          <table:table-cell table:number-columns-repeated="1019" table:style-name="Gnumeric-default"/>
        </table:table-row>
        <table:table-row table:style-name="AROW-1">
          <table:table-cell table:style-name="Gnumeric-default" office:value-type="string">
            <text:p>Example-Based Machine Translation of the Basque Language</text:p>
          </table:table-cell>
          <table:table-cell table:style-name="Gnumeric-default" office:value-type="string">
            <text:p>Nicolas Stroppa and Declan Groves and Andy Way and Kepa Sarasola</text:p>
          </table:table-cell>
          <table:table-cell table:style-name="Gnumeric-default" office:value-type="string">
            <text:p>http://www.mt-archive.info/05/AMTA-2006-Stroppa.pdf</text:p>
          </table:table-cell>
          <table:table-cell table:style-name="Gnumeric-default"/>
          <table:table-cell table:style-name="Gnumeric-default" office:value-type="string">
            <text:p>pp. 232-241</text:p>
          </table:table-cell>
          <table:table-cell table:number-columns-repeated="1019" table:style-name="Gnumeric-default"/>
        </table:table-row>
        <table:table-row table:style-name="AROW-1">
          <table:table-cell table:style-name="Gnumeric-default" office:value-type="string">
            <text:p>Combining Evaluation Metrics via Loss Functions</text:p>
          </table:table-cell>
          <table:table-cell table:style-name="Gnumeric-default" office:value-type="string">
            <text:p>Calandra Tate and Clare Voss</text:p>
          </table:table-cell>
          <table:table-cell table:style-name="Gnumeric-default" office:value-type="string">
            <text:p>http://www.mt-archive.info/05/AMTA-2006-Tate.pdf</text:p>
          </table:table-cell>
          <table:table-cell table:style-name="Gnumeric-default"/>
          <table:table-cell table:style-name="Gnumeric-default" office:value-type="string">
            <text:p>pp. 242-250</text:p>
          </table:table-cell>
          <table:table-cell table:number-columns-repeated="1019" table:style-name="Gnumeric-default"/>
        </table:table-row>
        <table:table-row table:style-name="AROW-1">
          <table:table-cell table:style-name="Gnumeric-default" office:value-type="string">
            <text:p>Scalable Purely-Discriminative Training for Word and Tree Transducers</text:p>
          </table:table-cell>
          <table:table-cell table:style-name="Gnumeric-default" office:value-type="string">
            <text:p>Benjamin Wellington and Joseph Turian and Chris Pike and Dan Melamed</text:p>
          </table:table-cell>
          <table:table-cell table:style-name="Gnumeric-default" office:value-type="string">
            <text:p>http://www.mt-archive.info/05/AMTA-2006-Wellington.pdf</text:p>
          </table:table-cell>
          <table:table-cell table:style-name="Gnumeric-default"/>
          <table:table-cell table:style-name="Gnumeric-default" office:value-type="string">
            <text:p>pp. 251-260</text:p>
          </table:table-cell>
          <table:table-cell table:number-columns-repeated="1019" table:style-name="Gnumeric-default"/>
        </table:table-row>
        <table:table-row table:style-name="AROW-2">
          <table:table-cell table:style-name="Gnumeric-default" office:value-type="string">
            <text:p>The Potential and Limitations of MT Paradigm</text:p>
          </table:table-cell>
          <table:table-cell table:style-name="ACE-1" office:value-type="string">
            <text:p>Daniel Marcu and Alan Melby ( August ); expanded version with annotations added after the debate</text:p>
          </table:table-cell>
          <table:table-cell table:style-name="Gnumeric-default" office:value-type="string">
            <text:p>http://www.mt-archive.info/05/AMTA-2006-Marcu-Melby.pdf</text:p>
          </table:table-cell>
          <table:table-cell table:number-columns-repeated="2" table:style-name="Gnumeric-default"/>
          <table:table-cell table:style-name="Gnumeric-default" office:value-type="string">
            <text:p>Invited talks</text:p>
          </table:table-cell>
          <table:table-cell table:style-name="Gnumeric-default" office:value-type="string">
            <text:p>Invited talks</text:p>
          </table:table-cell>
          <table:table-cell table:number-columns-repeated="1017" table:style-name="Gnumeric-default"/>
        </table:table-row>
        <table:table-row table:style-name="AROW-2">
          <table:table-cell table:style-name="ACE-1" office:value-type="string">
            <text:p>Invited talk</text:p>
          </table:table-cell>
          <table:table-cell table:style-name="ACE-1" office:value-type="string">
            <text:p>Joseph Olive</text:p>
          </table:table-cell>
          <table:table-cell table:style-name="Gnumeric-default" office:value-type="string">
            <text:p>http://www.mt-archive.info/05/AMTA-2006-Olive.pdf</text:p>
          </table:table-cell>
          <table:table-cell table:number-columns-repeated="2" table:style-name="Gnumeric-default"/>
          <table:table-cell table:style-name="Gnumeric-default" office:value-type="string">
            <text:p>Invited talks</text:p>
          </table:table-cell>
          <table:table-cell table:style-name="Gnumeric-default" office:value-type="string">
            <text:p>Invited talks</text:p>
          </table:table-cell>
          <table:table-cell table:number-columns-repeated="1017" table:style-name="Gnumeric-default"/>
        </table:table-row>
        <table:table-row table:style-name="AROW-2">
          <table:table-cell table:style-name="Gnumeric-default" office:value-type="string">
            <text:p>Evaluating MT prior to deployment</text:p>
          </table:table-cell>
          <table:table-cell table:style-name="Gnumeric-default" office:value-type="string">
            <text:p>Donald A. DePalma</text:p>
          </table:table-cell>
          <table:table-cell table:style-name="Gnumeric-default" office:value-type="string">
            <text:p>http://www.mt-archive.info/05/AMTA-2006-DePalma.pdf</text:p>
          </table:table-cell>
          <table:table-cell table:number-columns-repeated="2" table:style-name="Gnumeric-default"/>
          <table:table-cell table:style-name="Gnumeric-default" office:value-type="string">
            <text:p>User Track – presentations</text:p>
          </table:table-cell>
          <table:table-cell table:style-name="Gnumeric-default" office:value-type="string">
            <text:p>User Track – presentations</text:p>
          </table:table-cell>
          <table:table-cell table:number-columns-repeated="1017" table:style-name="Gnumeric-default"/>
        </table:table-row>
        <table:table-row table:style-name="AROW-3">
          <table:table-cell table:style-name="ACE-2" office:value-type="string">
            <text:p>Expecting the Unexpected: Using MT Operationally</text:p>
          </table:table-cell>
          <table:table-cell table:style-name="Gnumeric-default" office:value-type="string">
            <text:p>Florence Reeder</text:p>
          </table:table-cell>
          <table:table-cell table:number-columns-repeated="3" table:style-name="Gnumeric-default"/>
          <table:table-cell table:style-name="Gnumeric-default" office:value-type="string">
            <text:p>User Track – presentations</text:p>
          </table:table-cell>
          <table:table-cell table:style-name="Gnumeric-default" office:value-type="string">
            <text:p>User Track – presentations</text:p>
          </table:table-cell>
          <table:table-cell table:number-columns-repeated="1017" table:style-name="Gnumeric-default"/>
        </table:table-row>
        <table:table-row table:style-name="AROW-2">
          <table:table-cell table:style-name="Gnumeric-default" office:value-type="string">
            <text:p>The Added Value of Free Online MT Services</text:p>
          </table:table-cell>
          <table:table-cell table:style-name="Gnumeric-default" office:value-type="string">
            <text:p>Federico Gaspari</text:p>
          </table:table-cell>
          <table:table-cell table:style-name="Gnumeric-default" office:value-type="string">
            <text:p>http://www.mt-archive.info/05/AMTA-2006-Gaspari.pdf</text:p>
          </table:table-cell>
          <table:table-cell table:number-columns-repeated="2" table:style-name="Gnumeric-default"/>
          <table:table-cell table:style-name="Gnumeric-default" office:value-type="string">
            <text:p>User Track – presentations</text:p>
          </table:table-cell>
          <table:table-cell table:style-name="Gnumeric-default" office:value-type="string">
            <text:p>User Track – presentations</text:p>
          </table:table-cell>
          <table:table-cell table:number-columns-repeated="1017" table:style-name="Gnumeric-default"/>
        </table:table-row>
        <table:table-row table:style-name="AROW-3">
          <table:table-cell table:style-name="ACE-2" office:value-type="string">
            <text:p>Document and Media Exploitation Evaluation</text:p>
          </table:table-cell>
          <table:table-cell table:style-name="Gnumeric-default" office:value-type="string">
            <text:p>Nick Bemish</text:p>
          </table:table-cell>
          <table:table-cell table:number-columns-repeated="3" table:style-name="Gnumeric-default"/>
          <table:table-cell table:style-name="Gnumeric-default" office:value-type="string">
            <text:p>User Track – presentations</text:p>
          </table:table-cell>
          <table:table-cell table:style-name="Gnumeric-default" office:value-type="string">
            <text:p>User Track – presentations</text:p>
          </table:table-cell>
          <table:table-cell table:number-columns-repeated="1017" table:style-name="Gnumeric-default"/>
        </table:table-row>
        <table:table-row table:style-name="AROW-2">
          <table:table-cell table:style-name="Gnumeric-default" office:value-type="string">
            <text:p>GPHIN use of MT in disease outbreak detection</text:p>
          </table:table-cell>
          <table:table-cell table:style-name="Gnumeric-default" office:value-type="string">
            <text:p>Michael Blench</text:p>
          </table:table-cell>
          <table:table-cell table:style-name="Gnumeric-default" office:value-type="string">
            <text:p>http://www.mt-archive.info/05/AMTA-2006-Blench.pdf</text:p>
          </table:table-cell>
          <table:table-cell table:number-columns-repeated="2" table:style-name="Gnumeric-default"/>
          <table:table-cell table:style-name="Gnumeric-default" office:value-type="string">
            <text:p>User Track – presentations</text:p>
          </table:table-cell>
          <table:table-cell table:style-name="Gnumeric-default" office:value-type="string">
            <text:p>User Track – presentations</text:p>
          </table:table-cell>
          <table:table-cell table:number-columns-repeated="1017" table:style-name="Gnumeric-default"/>
        </table:table-row>
        <table:table-row table:style-name="AROW-2">
          <table:table-cell table:style-name="Gnumeric-default" office:value-type="string">
            <text:p>Services Canada – Use of MT to translate online job listings</text:p>
          </table:table-cell>
          <table:table-cell table:style-name="Gnumeric-default" office:value-type="string">
            <text:p>Michael Blench</text:p>
          </table:table-cell>
          <table:table-cell table:style-name="Gnumeric-default" office:value-type="string">
            <text:p>http://www.mt-archive.info/05/AMTA-2006-JobBank.pdf</text:p>
          </table:table-cell>
          <table:table-cell table:number-columns-repeated="2" table:style-name="Gnumeric-default"/>
          <table:table-cell table:style-name="Gnumeric-default" office:value-type="string">
            <text:p>User Track – presentations</text:p>
          </table:table-cell>
          <table:table-cell table:style-name="Gnumeric-default" office:value-type="string">
            <text:p>User Track – presentations</text:p>
          </table:table-cell>
          <table:table-cell table:number-columns-repeated="1017" table:style-name="Gnumeric-default"/>
        </table:table-row>
        <table:table-row table:style-name="AROW-3">
          <table:table-cell table:style-name="ACE-3" office:value-type="string">
            <text:p>Real-Time Closed Caption Translation </text:p>
          </table:table-cell>
          <table:table-cell table:style-name="ACE-1" office:value-type="string">
            <text:p>Mary Flanagan</text:p>
          </table:table-cell>
          <table:table-cell table:number-columns-repeated="3" table:style-name="Gnumeric-default"/>
          <table:table-cell table:style-name="Gnumeric-default" office:value-type="string">
            <text:p>User Track – presentations</text:p>
          </table:table-cell>
          <table:table-cell table:style-name="Gnumeric-default" office:value-type="string">
            <text:p>User Track – presentations</text:p>
          </table:table-cell>
          <table:table-cell table:number-columns-repeated="1017" table:style-name="Gnumeric-default"/>
        </table:table-row>
        <table:table-row table:style-name="AROW-2">
          <table:table-cell table:style-name="Gnumeric-default" office:value-type="string">
            <text:p>Machine translation and translation memory: a message of reconciliation</text:p>
          </table:table-cell>
          <table:table-cell table:style-name="Gnumeric-default" office:value-type="string">
            <text:p>Jost Zetzsche</text:p>
          </table:table-cell>
          <table:table-cell table:style-name="Gnumeric-default" office:value-type="string">
            <text:p>http://www.mt-archive.info/05/AMTA-2006-Zetzsche.pdf</text:p>
          </table:table-cell>
          <table:table-cell table:number-columns-repeated="2" table:style-name="Gnumeric-default"/>
          <table:table-cell table:style-name="Gnumeric-default" office:value-type="string">
            <text:p>User Track – presentations</text:p>
          </table:table-cell>
          <table:table-cell table:style-name="Gnumeric-default" office:value-type="string">
            <text:p>User Track – presentations</text:p>
          </table:table-cell>
          <table:table-cell table:number-columns-repeated="1017" table:style-name="Gnumeric-default"/>
        </table:table-row>
        <table:table-row table:style-name="AROW-3">
          <table:table-cell table:style-name="ACE-2" office:value-type="string">
            <text:p>Lionbridge – Two case studies using MT in location</text:p>
          </table:table-cell>
          <table:table-cell table:style-name="ACE-1" office:value-type="string">
            <text:p>Rafa Moral</text:p>
          </table:table-cell>
          <table:table-cell table:number-columns-repeated="3" table:style-name="Gnumeric-default"/>
          <table:table-cell table:style-name="Gnumeric-default" office:value-type="string">
            <text:p>User Track – presentations</text:p>
          </table:table-cell>
          <table:table-cell table:style-name="Gnumeric-default" office:value-type="string">
            <text:p>User Track – presentations</text:p>
          </table:table-cell>
          <table:table-cell table:number-columns-repeated="1017" table:style-name="Gnumeric-default"/>
        </table:table-row>
        <table:table-row table:style-name="AROW-2">
          <table:table-cell table:style-name="ACE-1" office:value-type="string">
            <text:p>Description of panel</text:p>
          </table:table-cell>
          <table:table-cell table:style-name="ACE-1" office:value-type="string">
            <text:p>Violetta Cavalli-Sforza</text:p>
          </table:table-cell>
          <table:table-cell table:style-name="Gnumeric-default" office:value-type="string">
            <text:p>http://www.mt-archive.info/05/AMTA-2006-Cavalli-Sforza-2.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4">
          <table:table-cell table:style-name="ACE-2" office:value-type="string">
            <text:p>Meadan global dialogue</text:p>
          </table:table-cell>
          <table:table-cell table:style-name="Gnumeric-default" office:value-type="string">
            <text:p>Ed Bice</text:p>
          </table:table-cell>
          <table:table-cell table:style-name="Gnumeric-default" office:value-type="string">
            <text:p>http://www.mt-archive.info/05/AMTA-2006-Bice.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Gnumeric-default" office:value-type="string">
            <text:p>The social impact of online MT</text:p>
          </table:table-cell>
          <table:table-cell table:style-name="Gnumeric-default" office:value-type="string">
            <text:p>Federico Gaspari</text:p>
          </table:table-cell>
          <table:table-cell table:style-name="Gnumeric-default" office:value-type="string">
            <text:p>http://www.mt-archive.info/05/AMTA-2006-Gaspari-2.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ACE-1" office:value-type="string">
            <text:p>Social impact of MT</text:p>
          </table:table-cell>
          <table:table-cell table:style-name="Gnumeric-default" office:value-type="string">
            <text:p>Jennifer DeCamp</text:p>
          </table:table-cell>
          <table:table-cell table:style-name="Gnumeric-default" office:value-type="string">
            <text:p>http://www.mt-archive.info/05/AMTA-2006-DeCamp.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Gnumeric-default" office:value-type="string">
            <text:p>MT for social impact</text:p>
          </table:table-cell>
          <table:table-cell table:style-name="Gnumeric-default" office:value-type="string">
            <text:p>Michael McCord</text:p>
          </table:table-cell>
          <table:table-cell table:style-name="Gnumeric-default" office:value-type="string">
            <text:p>http://www.mt-archive.info/05/AMTA-2006-McCord.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Gnumeric-default" office:value-type="string">
            <text:p>The social impact of translation via SMS</text:p>
          </table:table-cell>
          <table:table-cell table:style-name="Gnumeric-default" office:value-type="string">
            <text:p>Rami B. Safadi</text:p>
          </table:table-cell>
          <table:table-cell table:style-name="Gnumeric-default" office:value-type="string">
            <text:p>http://www.mt-archive.info/05/AMTA-2006-Safadi.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ACE-1" office:value-type="string">
            <text:p>Description of panel: Hybrid machine translation: why and how?</text:p>
          </table:table-cell>
          <table:table-cell table:style-name="Gnumeric-default" office:value-type="string">
            <text:p>Violetta Cavalli-Sforza and Alon Lavie</text:p>
          </table:table-cell>
          <table:table-cell table:style-name="Gnumeric-default" office:value-type="string">
            <text:p>http://www.mt-archive.info/05/AMTA-2006-Cavalli-Sforza-1.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ACE-1" office:value-type="string">
            <text:p>Introduction</text:p>
          </table:table-cell>
          <table:table-cell table:style-name="Gnumeric-default"/>
          <table:table-cell table:style-name="Gnumeric-default" office:value-type="string">
            <text:p>http://www.mt-archive.info/05/AMTA-2006-HybridMT-introd.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Gnumeric-default" office:value-type="string">
            <text:p>Presentation</text:p>
          </table:table-cell>
          <table:table-cell table:style-name="Gnumeric-default" office:value-type="string">
            <text:p>Jaime Carbonell</text:p>
          </table:table-cell>
          <table:table-cell table:style-name="Gnumeric-default" office:value-type="string">
            <text:p>http://www.mt-archive.info/05/AMTA-2006-Carbonell-2.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ACE-1" office:value-type="string">
            <text:p>Presentation</text:p>
          </table:table-cell>
          <table:table-cell table:style-name="ACE-1" office:value-type="string">
            <text:p>Nizar Habash</text:p>
          </table:table-cell>
          <table:table-cell table:style-name="Gnumeric-default" office:value-type="string">
            <text:p>http://www.mt-archive.info/05/AMTA-2006-Habash-2.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Gnumeric-default" office:value-type="string">
            <text:p>Statistical machine translation and hybrid machine translation</text:p>
          </table:table-cell>
          <table:table-cell table:style-name="Gnumeric-default" office:value-type="string">
            <text:p>Philipp Koehn</text:p>
          </table:table-cell>
          <table:table-cell table:style-name="Gnumeric-default" office:value-type="string">
            <text:p>http://www.mt-archive.info/05/AMTA-2006-Koehn.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Gnumeric-default" office:value-type="string">
            <text:p>Combining interlingua with SMT</text:p>
          </table:table-cell>
          <table:table-cell table:style-name="Gnumeric-default" office:value-type="string">
            <text:p>Stephanie Seneff</text:p>
          </table:table-cell>
          <table:table-cell table:style-name="Gnumeric-default" office:value-type="string">
            <text:p>http://www.mt-archive.info/05/AMTA-2006-Seneff-2.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Gnumeric-default" office:value-type="string">
            <text:p>First strategies for integrating hybrid approaches into established systems</text:p>
          </table:table-cell>
          <table:table-cell table:style-name="Gnumeric-default" office:value-type="string">
            <text:p>Jean Senellart and John S. White</text:p>
          </table:table-cell>
          <table:table-cell table:style-name="Gnumeric-default" office:value-type="string">
            <text:p>http://www.mt-archive.info/05/AMTA-2006-Senellart.pdf</text:p>
          </table:table-cell>
          <table:table-cell table:number-columns-repeated="2" table:style-name="Gnumeric-default"/>
          <table:table-cell table:style-name="Gnumeric-default" office:value-type="string">
            <text:p>Panels</text:p>
          </table:table-cell>
          <table:table-cell table:style-name="Gnumeric-default" office:value-type="string">
            <text:p>Panels</text:p>
          </table:table-cell>
          <table:table-cell table:number-columns-repeated="1017" table:style-name="Gnumeric-default"/>
        </table:table-row>
        <table:table-row table:style-name="AROW-2">
          <table:table-cell table:style-name="Gnumeric-default" office:value-type="string">
            <text:p>A Gentle Introduction to Ontologies</text:p>
          </table:table-cell>
          <table:table-cell table:style-name="Gnumeric-default" office:value-type="string">
            <text:p>Eduard Hovy</text:p>
          </table:table-cell>
          <table:table-cell table:style-name="Gnumeric-default" office:value-type="string">
            <text:p>http://www.mt-archive.info/05/AMTA-2006-Hovy.pdf</text:p>
          </table:table-cell>
          <table:table-cell table:number-columns-repeated="2" table:style-name="Gnumeric-default"/>
          <table:table-cell table:style-name="Gnumeric-default" office:value-type="string">
            <text:p>Tutorials </text:p>
          </table:table-cell>
          <table:table-cell table:style-name="Gnumeric-default" office:value-type="string">
            <text:p>Tutorials </text:p>
          </table:table-cell>
          <table:table-cell table:number-columns-repeated="1017" table:style-name="Gnumeric-default"/>
        </table:table-row>
        <table:table-row table:style-name="AROW-2">
          <table:table-cell table:style-name="Gnumeric-default" office:value-type="string">
            <text:p>Tools and Techniques for Translatable Content</text:p>
          </table:table-cell>
          <table:table-cell table:style-name="Gnumeric-default" office:value-type="string">
            <text:p>Mike Dillinger</text:p>
          </table:table-cell>
          <table:table-cell table:style-name="Gnumeric-default" office:value-type="string">
            <text:p>http://www.mt-archive.info/05/AMTA-2006-Dillinger.pdf</text:p>
          </table:table-cell>
          <table:table-cell table:number-columns-repeated="2" table:style-name="Gnumeric-default"/>
          <table:table-cell table:style-name="Gnumeric-default" office:value-type="string">
            <text:p>Tutorials </text:p>
          </table:table-cell>
          <table:table-cell table:style-name="Gnumeric-default" office:value-type="string">
            <text:p>Tutorials </text:p>
          </table:table-cell>
          <table:table-cell table:number-columns-repeated="1017" table:style-name="Gnumeric-default"/>
        </table:table-row>
        <table:table-row table:style-name="AROW-2">
          <table:table-cell table:style-name="Gnumeric-default" office:value-type="string">
            <text:p>Arabic Dialect Processing</text:p>
          </table:table-cell>
          <table:table-cell table:style-name="Gnumeric-default" office:value-type="string">
            <text:p>Mona Diab and Nizar Habash</text:p>
          </table:table-cell>
          <table:table-cell table:style-name="Gnumeric-default" office:value-type="string">
            <text:p>http://www.mt-archive.info/05/AMTA-2006-Diab.pdf</text:p>
          </table:table-cell>
          <table:table-cell table:number-columns-repeated="2" table:style-name="Gnumeric-default"/>
          <table:table-cell table:style-name="Gnumeric-default" office:value-type="string">
            <text:p>Tutorials </text:p>
          </table:table-cell>
          <table:table-cell table:style-name="Gnumeric-default" office:value-type="string">
            <text:p>Tutorials </text:p>
          </table:table-cell>
          <table:table-cell table:number-columns-repeated="1017" table:style-name="Gnumeric-default"/>
        </table:table-row>
        <table:table-row table:style-name="AROW-2">
          <table:table-cell table:style-name="Gnumeric-default" office:value-type="string">
            <text:p>An Overview of Statistical Machine Translation</text:p>
          </table:table-cell>
          <table:table-cell table:style-name="Gnumeric-default" office:value-type="string">
            <text:p>David Smith and Charles Schafer</text:p>
          </table:table-cell>
          <table:table-cell table:style-name="Gnumeric-default" office:value-type="string">
            <text:p>http://www.mt-archive.info/05/AMTA-2006-Smith.pdf</text:p>
          </table:table-cell>
          <table:table-cell table:number-columns-repeated="2" table:style-name="Gnumeric-default"/>
          <table:table-cell table:style-name="Gnumeric-default" office:value-type="string">
            <text:p>Tutorials </text:p>
          </table:table-cell>
          <table:table-cell table:style-name="Gnumeric-default" office:value-type="string">
            <text:p>Tutorials </text:p>
          </table:table-cell>
          <table:table-cell table:number-columns-repeated="1017" table:style-name="Gnumeric-default"/>
        </table:table-row>
        <table:table-row table:style-name="AROW-2">
          <table:table-cell table:style-name="Gnumeric-default" office:value-type="string">
            <text:p>Name Translation</text:p>
          </table:table-cell>
          <table:table-cell table:style-name="Gnumeric-default" office:value-type="string">
            <text:p>Keith Miller and Sherri Condon</text:p>
          </table:table-cell>
          <table:table-cell table:style-name="Gnumeric-default" office:value-type="string">
            <text:p>http://www.mt-archive.info/05/AMTA-2006-Condon.pdf</text:p>
          </table:table-cell>
          <table:table-cell table:number-columns-repeated="2" table:style-name="Gnumeric-default"/>
          <table:table-cell table:style-name="Gnumeric-default" office:value-type="string">
            <text:p>Tutorials </text:p>
          </table:table-cell>
          <table:table-cell table:style-name="Gnumeric-default" office:value-type="string">
            <text:p>Tutorials </text:p>
          </table:table-cell>
          <table:table-cell table:number-columns-repeated="1017" table:style-name="Gnumeric-default"/>
        </table:table-row>
        <table:table-row table:style-name="AROW-2">
          <table:table-cell table:number-columns-repeated="1024"/>
        </table:table-row>
        <table:table-row table:style-name="AROW-0" table:number-rows-repeated="65">
          <table:table-cell table:number-columns-repeated="1024"/>
        </table:table-row>
        <table:named-expressions>
          <table:named-expression table:name="Print_Area" table:expression="of:=#REF!" table:base-cell-address="$'2006.amta'.$A$1"/>
          <table:named-expression table:name="Sheet_Title" table:expression="of:=&quot;2006.amta&quot;" table:base-cell-address="$'2006.amta'.$A$1"/>
        </table:named-expressions>
        <gnm:selections gnm:cursor-col="3" gnm:cursor-row="9">
          <gnm:selection gnm:start-col="3" gnm:start-row="9" gnm:end-col="3" gnm:end-row="9"/>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141.76062992125983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2006.amta"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04-08T09:58:51Z</dc:date>
    <meta:editing-cycles>1</meta:editing-cycles>
    <meta:editing-duration>PT10M13S</meta:editing-duration>
    <meta:generator>gnumeric/1.12.35</meta:generator>
  </office:meta>
</office:document-meta>
</file>